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 style:data-style-name="N4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6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8"/>
        <table:table-row table:style-name="ro1">
          <table:table-cell office:value-type="float" office:value="1250" calcext:value-type="float">
            <text:p>1.250,00</text:p>
          </table:table-cell>
        </table:table-row>
      </table:table>
      <table:table table:name="Sheet1" table:style-name="ta1">
        <table:table-column table:style-name="co2" table:default-cell-style-name="ce1"/>
        <table:table-column table:style-name="co3" table:default-cell-style-name="ce4"/>
        <table:table-column table:style-name="co2" table:default-cell-style-name="ce1"/>
        <table:table-column table:style-name="co2" table:default-cell-style-name="ce6"/>
        <table:table-column table:style-name="co4" table:default-cell-style-name="ce6"/>
        <table:table-column table:style-name="co2" table:number-columns-repeated="16379" table:default-cell-style-name="ce1"/>
        <table:table-row table:style-name="ro2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/>
          <table:table-cell office:value-type="string" calcext:value-type="string">
            <text:p>Acumulado</text:p>
          </table:table-cell>
          <table:table-cell table:number-columns-repeated="16377"/>
        </table:table-row>
        <table:table-row table:style-name="ro2">
          <table:table-cell table:style-name="ce2" office:value-type="date" office:date-value="2011-01-01" calcext:value-type="date">
            <text:p>01/01/11</text:p>
          </table:table-cell>
          <table:table-cell table:style-name="ce3" table:formula="of:=[$Sheet2.$A$1]/[.C2]+([.D2]/[.C2])" office:value-type="float" office:value="108.131487889273" calcext:value-type="float">
            <text:p>108</text:p>
          </table:table-cell>
          <table:table-cell office:value-type="float" office:value="11.56" calcext:value-type="float">
            <text:p>11,56</text:p>
          </table:table-cell>
          <table:table-cell table:style-name="ce5" table:formula="of:=[.G2]*[.E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64" calcext:value-type="float">
            <text:p>164</text:p>
          </table:table-cell>
          <table:table-cell table:style-name="ce3"/>
          <table:table-cell table:number-columns-repeated="2"/>
          <table:table-cell table:style-name="ce7" office:value-type="string" calcext:value-type="string">
            <text:p>Valor total por mês →</text:p>
          </table:table-cell>
          <table:table-cell/>
          <table:table-cell table:style-name="ce6" office:value-type="float" office:value="1250" calcext:value-type="float">
            <text:p>1.250,00</text:p>
          </table:table-cell>
          <table:table-cell table:number-columns-repeated="16371"/>
        </table:table-row>
        <table:table-row table:style-name="ro2">
          <table:table-cell table:style-name="ce2" office:value-type="date" office:date-value="2011-02-01" calcext:value-type="date">
            <text:p>01/02/11</text:p>
          </table:table-cell>
          <table:table-cell table:style-name="ce3" table:formula="of:=[$Sheet2.$A$1]/[.C3]+([.D3]/[.C3])" office:value-type="float" office:value="111.906893464637" calcext:value-type="float">
            <text:p>112</text:p>
          </table:table-cell>
          <table:table-cell office:value-type="float" office:value="11.17" calcext:value-type="float">
            <text:p>11,17</text:p>
          </table:table-cell>
          <table:table-cell table:style-name="ce5" table:formula="of:=[.G3]*[.E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13" calcext:value-type="float">
            <text:p>31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3-01" calcext:value-type="date">
            <text:p>01/03/11</text:p>
          </table:table-cell>
          <table:table-cell table:style-name="ce3" table:formula="of:=[$Sheet2.$A$1]/[.C4]+([.D4]/[.C4])" office:value-type="float" office:value="116.495806150979" calcext:value-type="float">
            <text:p>116</text:p>
          </table:table-cell>
          <table:table-cell office:value-type="float" office:value="10.73" calcext:value-type="float">
            <text:p>10,73</text:p>
          </table:table-cell>
          <table:table-cell table:style-name="ce5" table:formula="of:=[.G4]*[.E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68" calcext:value-type="float">
            <text:p>46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4-01" calcext:value-type="date">
            <text:p>01/04/11</text:p>
          </table:table-cell>
          <table:table-cell table:style-name="ce3" table:formula="of:=[$Sheet2.$A$1]/[.C5]+([.D5]/[.C5])" office:value-type="float" office:value="153.657042869641" calcext:value-type="float">
            <text:p>154</text:p>
          </table:table-cell>
          <table:table-cell office:value-type="float" office:value="11.43" calcext:value-type="float">
            <text:p>11,43</text:p>
          </table:table-cell>
          <table:table-cell table:style-name="ce5" table:formula="of:=[.G5]*[.E5]" office:value-type="float" office:value="506.3" calcext:value-type="float">
            <text:p>506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ce3" office:value-type="float" office:value="610" calcext:value-type="float">
            <text:p>61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5-01" calcext:value-type="date">
            <text:p>01/05/11</text:p>
          </table:table-cell>
          <table:table-cell table:style-name="ce3" table:formula="of:=[$Sheet2.$A$1]/[.C6]+([.D6]/[.C6])" office:value-type="float" office:value="103.820598006645" calcext:value-type="float">
            <text:p>104</text:p>
          </table:table-cell>
          <table:table-cell office:value-type="float" office:value="12.04" calcext:value-type="float">
            <text:p>12,04</text:p>
          </table:table-cell>
          <table:table-cell table:style-name="ce5" table:formula="of:=[.G6]*[.E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53" calcext:value-type="float">
            <text:p>75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6-01" calcext:value-type="date">
            <text:p>01/06/11</text:p>
          </table:table-cell>
          <table:table-cell table:style-name="ce3" table:formula="of:=[$Sheet2.$A$1]/[.C7]+([.D7]/[.C7])" office:value-type="float" office:value="99.2851469420175" calcext:value-type="float">
            <text:p>99</text:p>
          </table:table-cell>
          <table:table-cell office:value-type="float" office:value="12.59" calcext:value-type="float">
            <text:p>12,59</text:p>
          </table:table-cell>
          <table:table-cell table:style-name="ce5" table:formula="of:=[.G7]*[.E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882" calcext:value-type="float">
            <text:p>88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7-01" calcext:value-type="date">
            <text:p>01/07/11</text:p>
          </table:table-cell>
          <table:table-cell table:style-name="ce3" table:formula="of:=[$Sheet2.$A$1]/[.C8]+([.D8]/[.C8])" office:value-type="float" office:value="99.8402555910543" calcext:value-type="float">
            <text:p>100</text:p>
          </table:table-cell>
          <table:table-cell office:value-type="float" office:value="12.52" calcext:value-type="float">
            <text:p>12,52</text:p>
          </table:table-cell>
          <table:table-cell table:style-name="ce5" table:formula="of:=[.G8]*[.E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012" calcext:value-type="float">
            <text:p>101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8-01" calcext:value-type="date">
            <text:p>01/08/11</text:p>
          </table:table-cell>
          <table:table-cell table:style-name="ce3" table:formula="of:=[$Sheet2.$A$1]/[.C9]+([.D9]/[.C9])" office:value-type="float" office:value="111.209964412811" calcext:value-type="float">
            <text:p>111</text:p>
          </table:table-cell>
          <table:table-cell office:value-type="float" office:value="11.24" calcext:value-type="float">
            <text:p>11,24</text:p>
          </table:table-cell>
          <table:table-cell table:style-name="ce5" table:formula="of:=[.G9]*[.E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143" calcext:value-type="float">
            <text:p>114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09-01" calcext:value-type="date">
            <text:p>01/09/11</text:p>
          </table:table-cell>
          <table:table-cell table:style-name="ce3" table:formula="of:=[$Sheet2.$A$1]/[.C10]+([.D10]/[.C10])" office:value-type="float" office:value="109.361329833771" calcext:value-type="float">
            <text:p>109</text:p>
          </table:table-cell>
          <table:table-cell office:value-type="float" office:value="11.43" calcext:value-type="float">
            <text:p>11,43</text:p>
          </table:table-cell>
          <table:table-cell table:style-name="ce5" table:formula="of:=[.G10]*[.E1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269" calcext:value-type="float">
            <text:p>126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10-01" calcext:value-type="date">
            <text:p>01/10/11</text:p>
          </table:table-cell>
          <table:table-cell table:style-name="ce3" table:formula="of:=[$Sheet2.$A$1]/[.C11]+([.D11]/[.C11])" office:value-type="float" office:value="140.924464487035" calcext:value-type="float">
            <text:p>141</text:p>
          </table:table-cell>
          <table:table-cell office:value-type="float" office:value="8.87" calcext:value-type="float">
            <text:p>8,87</text:p>
          </table:table-cell>
          <table:table-cell table:style-name="ce5" table:formula="of:=[.G11]*[.E1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394" calcext:value-type="float">
            <text:p>139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11-01" calcext:value-type="date">
            <text:p>01/11/11</text:p>
          </table:table-cell>
          <table:table-cell table:style-name="ce3" table:formula="of:=[$Sheet2.$A$1]/[.C12]+([.D12]/[.C12])" office:value-type="float" office:value="137.816979051819" calcext:value-type="float">
            <text:p>138</text:p>
          </table:table-cell>
          <table:table-cell office:value-type="float" office:value="9.07" calcext:value-type="float">
            <text:p>9,07</text:p>
          </table:table-cell>
          <table:table-cell table:style-name="ce5" table:formula="of:=[.G12]*[.E1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514" calcext:value-type="float">
            <text:p>15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1-12-01" calcext:value-type="date">
            <text:p>01/12/11</text:p>
          </table:table-cell>
          <table:table-cell table:style-name="ce3" table:formula="of:=[$Sheet2.$A$1]/[.C13]+([.D13]/[.C13])" office:value-type="float" office:value="147.579693034239" calcext:value-type="float">
            <text:p>148</text:p>
          </table:table-cell>
          <table:table-cell office:value-type="float" office:value="8.47" calcext:value-type="float">
            <text:p>8,47</text:p>
          </table:table-cell>
          <table:table-cell table:style-name="ce5" table:formula="of:=[.G13]*[.E1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643" calcext:value-type="float">
            <text:p>164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1-01" calcext:value-type="date">
            <text:p>01/01/12</text:p>
          </table:table-cell>
          <table:table-cell table:style-name="ce3" table:formula="of:=[$Sheet2.$A$1]/[.C14]+([.D14]/[.C14])" office:value-type="float" office:value="152.625152625153" calcext:value-type="float">
            <text:p>153</text:p>
          </table:table-cell>
          <table:table-cell office:value-type="float" office:value="8.19" calcext:value-type="float">
            <text:p>8,19</text:p>
          </table:table-cell>
          <table:table-cell table:style-name="ce5" table:formula="of:=[.G14]*[.E1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772" calcext:value-type="float">
            <text:p>177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2-01" calcext:value-type="date">
            <text:p>01/02/12</text:p>
          </table:table-cell>
          <table:table-cell table:style-name="ce3" table:formula="of:=[$Sheet2.$A$1]/[.C15]+([.D15]/[.C15])" office:value-type="float" office:value="152.625152625153" calcext:value-type="float">
            <text:p>153</text:p>
          </table:table-cell>
          <table:table-cell office:value-type="float" office:value="8.19" calcext:value-type="float">
            <text:p>8,19</text:p>
          </table:table-cell>
          <table:table-cell table:style-name="ce5" table:formula="of:=[.G15]*[.E1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892" calcext:value-type="float">
            <text:p>189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3-01" calcext:value-type="date">
            <text:p>01/03/12</text:p>
          </table:table-cell>
          <table:table-cell table:style-name="ce3" table:formula="of:=[$Sheet2.$A$1]/[.C16]+([.D16]/[.C16])" office:value-type="float" office:value="139.664804469274" calcext:value-type="float">
            <text:p>140</text:p>
          </table:table-cell>
          <table:table-cell office:value-type="float" office:value="8.95" calcext:value-type="float">
            <text:p>8,95</text:p>
          </table:table-cell>
          <table:table-cell table:style-name="ce5" table:formula="of:=[.G16]*[.E1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019" calcext:value-type="float">
            <text:p>201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4-01" calcext:value-type="date">
            <text:p>01/04/12</text:p>
          </table:table-cell>
          <table:table-cell table:style-name="ce3" table:formula="of:=[$Sheet2.$A$1]/[.C17]+([.D17]/[.C17])" office:value-type="float" office:value="286.62908680947" calcext:value-type="float">
            <text:p>287</text:p>
          </table:table-cell>
          <table:table-cell office:value-type="float" office:value="8.87" calcext:value-type="float">
            <text:p>8,87</text:p>
          </table:table-cell>
          <table:table-cell table:style-name="ce5" table:formula="of:=[.G17]*[.E17]" office:value-type="float" office:value="1292.4" calcext:value-type="float">
            <text:p>1.292</text:p>
          </table:table-cell>
          <table:table-cell office:value-type="float" office:value="0.6" calcext:value-type="float">
            <text:p>0,60</text:p>
          </table:table-cell>
          <table:table-cell/>
          <table:table-cell table:style-name="ce3" office:value-type="float" office:value="2154" calcext:value-type="float">
            <text:p>215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5-01" calcext:value-type="date">
            <text:p>01/05/12</text:p>
          </table:table-cell>
          <table:table-cell table:style-name="ce3" table:formula="of:=[$Sheet2.$A$1]/[.C18]+([.D18]/[.C18])" office:value-type="float" office:value="142.531356898518" calcext:value-type="float">
            <text:p>143</text:p>
          </table:table-cell>
          <table:table-cell office:value-type="float" office:value="8.77" calcext:value-type="float">
            <text:p>8,77</text:p>
          </table:table-cell>
          <table:table-cell table:style-name="ce5" table:formula="of:=[.G18]*[.E1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276" calcext:value-type="float">
            <text:p>227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6-01" calcext:value-type="date">
            <text:p>01/06/12</text:p>
          </table:table-cell>
          <table:table-cell table:style-name="ce3" table:formula="of:=[$Sheet2.$A$1]/[.C19]+([.D19]/[.C19])" office:value-type="float" office:value="175.31556802244" calcext:value-type="float">
            <text:p>175</text:p>
          </table:table-cell>
          <table:table-cell office:value-type="float" office:value="7.13" calcext:value-type="float">
            <text:p>7,13</text:p>
          </table:table-cell>
          <table:table-cell table:style-name="ce5" table:formula="of:=[.G19]*[.E1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411" calcext:value-type="float">
            <text:p>241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7-01" calcext:value-type="date">
            <text:p>01/07/12</text:p>
          </table:table-cell>
          <table:table-cell table:style-name="ce3" table:formula="of:=[$Sheet2.$A$1]/[.C20]+([.D20]/[.C20])" office:value-type="float" office:value="158.629441624365" calcext:value-type="float">
            <text:p>159</text:p>
          </table:table-cell>
          <table:table-cell office:value-type="float" office:value="7.88" calcext:value-type="float">
            <text:p>7,88</text:p>
          </table:table-cell>
          <table:table-cell table:style-name="ce5" table:formula="of:=[.G20]*[.E2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554" calcext:value-type="float">
            <text:p>255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8-01" calcext:value-type="date">
            <text:p>01/08/12</text:p>
          </table:table-cell>
          <table:table-cell table:style-name="ce3" table:formula="of:=[$Sheet2.$A$1]/[.C21]+([.D21]/[.C21])" office:value-type="float" office:value="194.704049844237" calcext:value-type="float">
            <text:p>195</text:p>
          </table:table-cell>
          <table:table-cell office:value-type="float" office:value="6.42" calcext:value-type="float">
            <text:p>6,42</text:p>
          </table:table-cell>
          <table:table-cell table:style-name="ce5" table:formula="of:=[.G21]*[.E2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688" calcext:value-type="float">
            <text:p>268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09-01" calcext:value-type="date">
            <text:p>01/09/12</text:p>
          </table:table-cell>
          <table:table-cell table:style-name="ce3" table:formula="of:=[$Sheet2.$A$1]/[.C22]+([.D22]/[.C22])" office:value-type="float" office:value="184.638109305761" calcext:value-type="float">
            <text:p>185</text:p>
          </table:table-cell>
          <table:table-cell office:value-type="float" office:value="6.77" calcext:value-type="float">
            <text:p>6,77</text:p>
          </table:table-cell>
          <table:table-cell table:style-name="ce5" table:formula="of:=[.G22]*[.E2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834" calcext:value-type="float">
            <text:p>283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10-01" calcext:value-type="date">
            <text:p>01/10/12</text:p>
          </table:table-cell>
          <table:table-cell table:style-name="ce3" table:formula="of:=[$Sheet2.$A$1]/[.C23]+([.D23]/[.C23])" office:value-type="float" office:value="166.666666666667" calcext:value-type="float">
            <text:p>167</text:p>
          </table:table-cell>
          <table:table-cell office:value-type="float" office:value="7.5" calcext:value-type="float">
            <text:p>7,5</text:p>
          </table:table-cell>
          <table:table-cell table:style-name="ce5" table:formula="of:=[.G23]*[.E2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987" calcext:value-type="float">
            <text:p>298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11-01" calcext:value-type="date">
            <text:p>01/11/12</text:p>
          </table:table-cell>
          <table:table-cell table:style-name="ce3" table:formula="of:=[$Sheet2.$A$1]/[.C24]+([.D24]/[.C24])" office:value-type="float" office:value="176.553672316384" calcext:value-type="float">
            <text:p>177</text:p>
          </table:table-cell>
          <table:table-cell office:value-type="float" office:value="7.08" calcext:value-type="float">
            <text:p>7,08</text:p>
          </table:table-cell>
          <table:table-cell table:style-name="ce5" table:formula="of:=[.G24]*[.E2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139" calcext:value-type="float">
            <text:p>313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2-12-01" calcext:value-type="date">
            <text:p>01/12/12</text:p>
          </table:table-cell>
          <table:table-cell table:style-name="ce3" table:formula="of:=[$Sheet2.$A$1]/[.C25]+([.D25]/[.C25])" office:value-type="float" office:value="174.094707520891" calcext:value-type="float">
            <text:p>174</text:p>
          </table:table-cell>
          <table:table-cell office:value-type="float" office:value="7.18" calcext:value-type="float">
            <text:p>7,18</text:p>
          </table:table-cell>
          <table:table-cell table:style-name="ce5" table:formula="of:=[.G25]*[.E2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272" calcext:value-type="float">
            <text:p>327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1-01" calcext:value-type="date">
            <text:p>01/01/13</text:p>
          </table:table-cell>
          <table:table-cell table:style-name="ce3" table:formula="of:=[$Sheet2.$A$1]/[.C26]+([.D26]/[.C26])" office:value-type="float" office:value="205.254515599343" calcext:value-type="float">
            <text:p>205</text:p>
          </table:table-cell>
          <table:table-cell office:value-type="float" office:value="6.09" calcext:value-type="float">
            <text:p>6,09</text:p>
          </table:table-cell>
          <table:table-cell table:style-name="ce5" table:formula="of:=[.G26]*[.E2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414" calcext:value-type="float">
            <text:p>34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2-01" calcext:value-type="date">
            <text:p>01/02/13</text:p>
          </table:table-cell>
          <table:table-cell table:style-name="ce3" table:formula="of:=[$Sheet2.$A$1]/[.C27]+([.D27]/[.C27])" office:value-type="float" office:value="178.062678062678" calcext:value-type="float">
            <text:p>178</text:p>
          </table:table-cell>
          <table:table-cell office:value-type="float" office:value="7.02" calcext:value-type="float">
            <text:p>7,02</text:p>
          </table:table-cell>
          <table:table-cell table:style-name="ce5" table:formula="of:=[.G27]*[.E2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529" calcext:value-type="float">
            <text:p>352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3-01" calcext:value-type="date">
            <text:p>01/03/13</text:p>
          </table:table-cell>
          <table:table-cell table:style-name="ce3" table:formula="of:=[$Sheet2.$A$1]/[.C28]+([.D28]/[.C28])" office:value-type="float" office:value="178.826895565093" calcext:value-type="float">
            <text:p>179</text:p>
          </table:table-cell>
          <table:table-cell office:value-type="float" office:value="6.99" calcext:value-type="float">
            <text:p>6,99</text:p>
          </table:table-cell>
          <table:table-cell table:style-name="ce5" table:formula="of:=[.G28]*[.E2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634" calcext:value-type="float">
            <text:p>363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4-01" calcext:value-type="date">
            <text:p>01/04/13</text:p>
          </table:table-cell>
          <table:table-cell table:style-name="ce3" table:formula="of:=[$Sheet2.$A$1]/[.C29]+([.D29]/[.C29])" office:value-type="float" office:value="519.136904761905" calcext:value-type="float">
            <text:p>519</text:p>
          </table:table-cell>
          <table:table-cell office:value-type="float" office:value="6.72" calcext:value-type="float">
            <text:p>6,72</text:p>
          </table:table-cell>
          <table:table-cell table:style-name="ce5" table:formula="of:=[.G29]*[.E29]" office:value-type="float" office:value="2238.6" calcext:value-type="float">
            <text:p>2.239</text:p>
          </table:table-cell>
          <table:table-cell office:value-type="float" office:value="0.6" calcext:value-type="float">
            <text:p>0,60</text:p>
          </table:table-cell>
          <table:table-cell/>
          <table:table-cell table:style-name="ce3" office:value-type="float" office:value="3731" calcext:value-type="float">
            <text:p>373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5-01" calcext:value-type="date">
            <text:p>01/05/13</text:p>
          </table:table-cell>
          <table:table-cell table:style-name="ce3" table:formula="of:=[$Sheet2.$A$1]/[.C30]+([.D30]/[.C30])" office:value-type="float" office:value="153.940886699507" calcext:value-type="float">
            <text:p>154</text:p>
          </table:table-cell>
          <table:table-cell office:value-type="float" office:value="8.12" calcext:value-type="float">
            <text:p>8,12</text:p>
          </table:table-cell>
          <table:table-cell table:style-name="ce5" table:formula="of:=[.G30]*[.E30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3817" calcext:value-type="float">
            <text:p>381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6-01" calcext:value-type="date">
            <text:p>01/06/13</text:p>
          </table:table-cell>
          <table:table-cell table:style-name="ce3" table:formula="of:=[$Sheet2.$A$1]/[.C31]+([.D31]/[.C31])" office:value-type="float" office:value="155.086848635236" calcext:value-type="float">
            <text:p>155</text:p>
          </table:table-cell>
          <table:table-cell office:value-type="float" office:value="8.06" calcext:value-type="float">
            <text:p>8,06</text:p>
          </table:table-cell>
          <table:table-cell table:style-name="ce5" table:formula="of:=[.G31]*[.E3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914" calcext:value-type="float">
            <text:p>39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7-01" calcext:value-type="date">
            <text:p>01/07/13</text:p>
          </table:table-cell>
          <table:table-cell table:style-name="ce3" table:formula="of:=[$Sheet2.$A$1]/[.C32]+([.D32]/[.C32])" office:value-type="float" office:value="163.185378590078" calcext:value-type="float">
            <text:p>163</text:p>
          </table:table-cell>
          <table:table-cell office:value-type="float" office:value="7.66" calcext:value-type="float">
            <text:p>7,66</text:p>
          </table:table-cell>
          <table:table-cell table:style-name="ce5" table:formula="of:=[.G32]*[.E3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001" calcext:value-type="float">
            <text:p>400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8-01" calcext:value-type="date">
            <text:p>01/08/13</text:p>
          </table:table-cell>
          <table:table-cell table:style-name="ce3" table:formula="of:=[$Sheet2.$A$1]/[.C33]+([.D33]/[.C33])" office:value-type="float" office:value="183.284457478006" calcext:value-type="float">
            <text:p>183</text:p>
          </table:table-cell>
          <table:table-cell office:value-type="float" office:value="6.82" calcext:value-type="float">
            <text:p>6,82</text:p>
          </table:table-cell>
          <table:table-cell table:style-name="ce5" table:formula="of:=[.G33]*[.E3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080" calcext:value-type="float">
            <text:p>408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09-01" calcext:value-type="date">
            <text:p>01/09/13</text:p>
          </table:table-cell>
          <table:table-cell table:style-name="ce3" table:formula="of:=[$Sheet2.$A$1]/[.C34]+([.D34]/[.C34])" office:value-type="float" office:value="161.290322580645" calcext:value-type="float">
            <text:p>161</text:p>
          </table:table-cell>
          <table:table-cell office:value-type="float" office:value="7.75" calcext:value-type="float">
            <text:p>7,75</text:p>
          </table:table-cell>
          <table:table-cell table:style-name="ce5" table:formula="of:=[.G34]*[.E3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150" calcext:value-type="float">
            <text:p>415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10-01" calcext:value-type="date">
            <text:p>01/10/13</text:p>
          </table:table-cell>
          <table:table-cell table:style-name="ce3" table:formula="of:=[$Sheet2.$A$1]/[.C35]+([.D35]/[.C35])" office:value-type="float" office:value="163.612565445026" calcext:value-type="float">
            <text:p>164</text:p>
          </table:table-cell>
          <table:table-cell office:value-type="float" office:value="7.64" calcext:value-type="float">
            <text:p>7,64</text:p>
          </table:table-cell>
          <table:table-cell table:style-name="ce5" table:formula="of:=[.G35]*[.E35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4216" calcext:value-type="float">
            <text:p>421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11-01" calcext:value-type="date">
            <text:p>01/11/13</text:p>
          </table:table-cell>
          <table:table-cell table:style-name="ce3" table:formula="of:=[$Sheet2.$A$1]/[.C36]+([.D36]/[.C36])" office:value-type="float" office:value="136.911281489595" calcext:value-type="float">
            <text:p>137</text:p>
          </table:table-cell>
          <table:table-cell office:value-type="float" office:value="9.13" calcext:value-type="float">
            <text:p>9,13</text:p>
          </table:table-cell>
          <table:table-cell table:style-name="ce5" table:formula="of:=[.G36]*[.E3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277" calcext:value-type="float">
            <text:p>427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3-12-01" calcext:value-type="date">
            <text:p>01/12/13</text:p>
          </table:table-cell>
          <table:table-cell table:style-name="ce3" table:formula="of:=[$Sheet2.$A$1]/[.C37]+([.D37]/[.C37])" office:value-type="float" office:value="134.553283100108" calcext:value-type="float">
            <text:p>135</text:p>
          </table:table-cell>
          <table:table-cell office:value-type="float" office:value="9.29" calcext:value-type="float">
            <text:p>9,29</text:p>
          </table:table-cell>
          <table:table-cell table:style-name="ce5" table:formula="of:=[.G37]*[.E3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336" calcext:value-type="float">
            <text:p>433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1-01" calcext:value-type="date">
            <text:p>01/01/14</text:p>
          </table:table-cell>
          <table:table-cell table:style-name="ce3" table:formula="of:=[$Sheet2.$A$1]/[.C38]+([.D38]/[.C38])" office:value-type="float" office:value="127.681307456588" calcext:value-type="float">
            <text:p>128</text:p>
          </table:table-cell>
          <table:table-cell office:value-type="float" office:value="9.79" calcext:value-type="float">
            <text:p>9,79</text:p>
          </table:table-cell>
          <table:table-cell table:style-name="ce5" table:formula="of:=[.G38]*[.E3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394" calcext:value-type="float">
            <text:p>439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2-01" calcext:value-type="date">
            <text:p>01/02/14</text:p>
          </table:table-cell>
          <table:table-cell table:style-name="ce3" table:formula="of:=[$Sheet2.$A$1]/[.C39]+([.D39]/[.C39])" office:value-type="float" office:value="146.028037383178" calcext:value-type="float">
            <text:p>146</text:p>
          </table:table-cell>
          <table:table-cell office:value-type="float" office:value="8.56" calcext:value-type="float">
            <text:p>8,56</text:p>
          </table:table-cell>
          <table:table-cell table:style-name="ce5" table:formula="of:=[.G39]*[.E3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445" calcext:value-type="float">
            <text:p>444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3-01" calcext:value-type="date">
            <text:p>01/03/14</text:p>
          </table:table-cell>
          <table:table-cell table:style-name="ce3" table:formula="of:=[$Sheet2.$A$1]/[.C40]+([.D40]/[.C40])" office:value-type="float" office:value="162.337662337662" calcext:value-type="float">
            <text:p>162</text:p>
          </table:table-cell>
          <table:table-cell office:value-type="float" office:value="7.7" calcext:value-type="float">
            <text:p>7,7</text:p>
          </table:table-cell>
          <table:table-cell table:style-name="ce5" table:formula="of:=[.G40]*[.E4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498" calcext:value-type="float">
            <text:p>449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4-01" calcext:value-type="date">
            <text:p>01/04/14</text:p>
          </table:table-cell>
          <table:table-cell table:style-name="ce3" table:formula="of:=[$Sheet2.$A$1]/[.C41]+([.D41]/[.C41])" office:value-type="float" office:value="480.745192307692" calcext:value-type="float">
            <text:p>481</text:p>
          </table:table-cell>
          <table:table-cell office:value-type="float" office:value="8.32" calcext:value-type="float">
            <text:p>8,32</text:p>
          </table:table-cell>
          <table:table-cell table:style-name="ce5" table:formula="of:=[.G41]*[.E41]" office:value-type="float" office:value="2749.8" calcext:value-type="float">
            <text:p>2.750</text:p>
          </table:table-cell>
          <table:table-cell office:value-type="float" office:value="0.6" calcext:value-type="float">
            <text:p>0,60</text:p>
          </table:table-cell>
          <table:table-cell/>
          <table:table-cell table:style-name="ce3" office:value-type="float" office:value="4583" calcext:value-type="float">
            <text:p>458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5-01" calcext:value-type="date">
            <text:p>01/05/14</text:p>
          </table:table-cell>
          <table:table-cell table:style-name="ce3" table:formula="of:=[$Sheet2.$A$1]/[.C42]+([.D42]/[.C42])" office:value-type="float" office:value="160.051216389245" calcext:value-type="float">
            <text:p>160</text:p>
          </table:table-cell>
          <table:table-cell office:value-type="float" office:value="7.81" calcext:value-type="float">
            <text:p>7,81</text:p>
          </table:table-cell>
          <table:table-cell table:style-name="ce5" table:formula="of:=[.G42]*[.E42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4647" calcext:value-type="float">
            <text:p>464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6-01" calcext:value-type="date">
            <text:p>01/06/14</text:p>
          </table:table-cell>
          <table:table-cell table:style-name="ce3" table:formula="of:=[$Sheet2.$A$1]/[.C43]+([.D43]/[.C43])" office:value-type="float" office:value="168.918918918919" calcext:value-type="float">
            <text:p>169</text:p>
          </table:table-cell>
          <table:table-cell office:value-type="float" office:value="7.4" calcext:value-type="float">
            <text:p>7,4</text:p>
          </table:table-cell>
          <table:table-cell table:style-name="ce5" table:formula="of:=[.G43]*[.E4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710" calcext:value-type="float">
            <text:p>471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7-01" calcext:value-type="date">
            <text:p>01/07/14</text:p>
          </table:table-cell>
          <table:table-cell table:style-name="ce3" table:formula="of:=[$Sheet2.$A$1]/[.C44]+([.D44]/[.C44])" office:value-type="float" office:value="175.808720112518" calcext:value-type="float">
            <text:p>176</text:p>
          </table:table-cell>
          <table:table-cell office:value-type="float" office:value="7.11" calcext:value-type="float">
            <text:p>7,11</text:p>
          </table:table-cell>
          <table:table-cell table:style-name="ce5" table:formula="of:=[.G44]*[.E4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765" calcext:value-type="float">
            <text:p>476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8-01" calcext:value-type="date">
            <text:p>01/08/14</text:p>
          </table:table-cell>
          <table:table-cell table:style-name="ce3" table:formula="of:=[$Sheet2.$A$1]/[.C45]+([.D45]/[.C45])" office:value-type="float" office:value="181.159420289855" calcext:value-type="float">
            <text:p>181</text:p>
          </table:table-cell>
          <table:table-cell office:value-type="float" office:value="6.9" calcext:value-type="float">
            <text:p>6,9</text:p>
          </table:table-cell>
          <table:table-cell table:style-name="ce5" table:formula="of:=[.G45]*[.E4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814" calcext:value-type="float">
            <text:p>481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09-01" calcext:value-type="date">
            <text:p>01/09/14</text:p>
          </table:table-cell>
          <table:table-cell table:style-name="ce3" table:formula="of:=[$Sheet2.$A$1]/[.C46]+([.D46]/[.C46])" office:value-type="float" office:value="172.176308539945" calcext:value-type="float">
            <text:p>172</text:p>
          </table:table-cell>
          <table:table-cell office:value-type="float" office:value="7.26" calcext:value-type="float">
            <text:p>7,26</text:p>
          </table:table-cell>
          <table:table-cell table:style-name="ce5" table:formula="of:=[.G46]*[.E4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857" calcext:value-type="float">
            <text:p>485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10-01" calcext:value-type="date">
            <text:p>01/10/14</text:p>
          </table:table-cell>
          <table:table-cell table:style-name="ce3" table:formula="of:=[$Sheet2.$A$1]/[.C47]+([.D47]/[.C47])" office:value-type="float" office:value="168.236877523553" calcext:value-type="float">
            <text:p>168</text:p>
          </table:table-cell>
          <table:table-cell office:value-type="float" office:value="7.43" calcext:value-type="float">
            <text:p>7,43</text:p>
          </table:table-cell>
          <table:table-cell table:style-name="ce5" table:formula="of:=[.G47]*[.E47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4904" calcext:value-type="float">
            <text:p>490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11-01" calcext:value-type="date">
            <text:p>01/11/14</text:p>
          </table:table-cell>
          <table:table-cell table:style-name="ce3" table:formula="of:=[$Sheet2.$A$1]/[.C48]+([.D48]/[.C48])" office:value-type="float" office:value="147.405660377359" calcext:value-type="float">
            <text:p>147</text:p>
          </table:table-cell>
          <table:table-cell office:value-type="float" office:value="8.48" calcext:value-type="float">
            <text:p>8,48</text:p>
          </table:table-cell>
          <table:table-cell table:style-name="ce5" table:formula="of:=[.G48]*[.E4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950" calcext:value-type="float">
            <text:p>495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4-12-01" calcext:value-type="date">
            <text:p>01/12/14</text:p>
          </table:table-cell>
          <table:table-cell table:style-name="ce3" table:formula="of:=[$Sheet2.$A$1]/[.C49]+([.D49]/[.C49])" office:value-type="float" office:value="145.180023228804" calcext:value-type="float">
            <text:p>145</text:p>
          </table:table-cell>
          <table:table-cell office:value-type="float" office:value="8.61" calcext:value-type="float">
            <text:p>8,61</text:p>
          </table:table-cell>
          <table:table-cell table:style-name="ce5" table:formula="of:=[.G49]*[.E4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996" calcext:value-type="float">
            <text:p>499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1-01" calcext:value-type="date">
            <text:p>01/01/15</text:p>
          </table:table-cell>
          <table:table-cell table:style-name="ce3" table:formula="of:=[$Sheet2.$A$1]/[.C50]+([.D50]/[.C50])" office:value-type="float" office:value="183.284457478006" calcext:value-type="float">
            <text:p>183</text:p>
          </table:table-cell>
          <table:table-cell office:value-type="float" office:value="6.82" calcext:value-type="float">
            <text:p>6,82</text:p>
          </table:table-cell>
          <table:table-cell table:style-name="ce5" table:formula="of:=[.G50]*[.E5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039" calcext:value-type="float">
            <text:p>503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2-01" calcext:value-type="date">
            <text:p>01/02/15</text:p>
          </table:table-cell>
          <table:table-cell table:style-name="ce3" table:formula="of:=[$Sheet2.$A$1]/[.C51]+([.D51]/[.C51])" office:value-type="float" office:value="219.298245614035" calcext:value-type="float">
            <text:p>219</text:p>
          </table:table-cell>
          <table:table-cell office:value-type="float" office:value="5.7" calcext:value-type="float">
            <text:p>5,7</text:p>
          </table:table-cell>
          <table:table-cell table:style-name="ce5" table:formula="of:=[.G51]*[.E5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082" calcext:value-type="float">
            <text:p>508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3-01" calcext:value-type="date">
            <text:p>01/03/15</text:p>
          </table:table-cell>
          <table:table-cell table:style-name="ce3" table:formula="of:=[$Sheet2.$A$1]/[.C52]+([.D52]/[.C52])" office:value-type="float" office:value="211.864406779661" calcext:value-type="float">
            <text:p>212</text:p>
          </table:table-cell>
          <table:table-cell office:value-type="float" office:value="5.9" calcext:value-type="float">
            <text:p>5,9</text:p>
          </table:table-cell>
          <table:table-cell table:style-name="ce5" table:formula="of:=[.G52]*[.E5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121" calcext:value-type="float">
            <text:p>512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4-01" calcext:value-type="date">
            <text:p>01/04/15</text:p>
          </table:table-cell>
          <table:table-cell table:style-name="ce3" table:formula="of:=[$Sheet2.$A$1]/[.C53]+([.D53]/[.C53])" office:value-type="float" office:value="833.026819923372" calcext:value-type="float">
            <text:p>833</text:p>
          </table:table-cell>
          <table:table-cell office:value-type="float" office:value="5.22" calcext:value-type="float">
            <text:p>5,22</text:p>
          </table:table-cell>
          <table:table-cell table:style-name="ce5" table:formula="of:=[.G53]*[.E53]" office:value-type="float" office:value="3098.4" calcext:value-type="float">
            <text:p>3.098</text:p>
          </table:table-cell>
          <table:table-cell office:value-type="float" office:value="0.6" calcext:value-type="float">
            <text:p>0,60</text:p>
          </table:table-cell>
          <table:table-cell/>
          <table:table-cell table:style-name="ce3" office:value-type="float" office:value="5164" calcext:value-type="float">
            <text:p>516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5-01" calcext:value-type="date">
            <text:p>01/05/15</text:p>
          </table:table-cell>
          <table:table-cell table:style-name="ce3" table:formula="of:=[$Sheet2.$A$1]/[.C54]+([.D54]/[.C54])" office:value-type="float" office:value="189.393939393939" calcext:value-type="float">
            <text:p>189</text:p>
          </table:table-cell>
          <table:table-cell office:value-type="float" office:value="6.6" calcext:value-type="float">
            <text:p>6,6</text:p>
          </table:table-cell>
          <table:table-cell table:style-name="ce5" table:formula="of:=[.G54]*[.E54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5204" calcext:value-type="float">
            <text:p>520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6-01" calcext:value-type="date">
            <text:p>01/06/15</text:p>
          </table:table-cell>
          <table:table-cell table:style-name="ce3" table:formula="of:=[$Sheet2.$A$1]/[.C55]+([.D55]/[.C55])" office:value-type="float" office:value="180.635838150289" calcext:value-type="float">
            <text:p>181</text:p>
          </table:table-cell>
          <table:table-cell office:value-type="float" office:value="6.92" calcext:value-type="float">
            <text:p>6,92</text:p>
          </table:table-cell>
          <table:table-cell table:style-name="ce5" table:formula="of:=[.G55]*[.E55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240" calcext:value-type="float">
            <text:p>5240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7-01" calcext:value-type="date">
            <text:p>01/07/15</text:p>
          </table:table-cell>
          <table:table-cell table:style-name="ce3" table:formula="of:=[$Sheet2.$A$1]/[.C56]+([.D56]/[.C56])" office:value-type="float" office:value="185.185185185185" calcext:value-type="float">
            <text:p>185</text:p>
          </table:table-cell>
          <table:table-cell office:value-type="float" office:value="6.75" calcext:value-type="float">
            <text:p>6,75</text:p>
          </table:table-cell>
          <table:table-cell table:style-name="ce5" table:formula="of:=[.G56]*[.E56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273" calcext:value-type="float">
            <text:p>527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8-01" calcext:value-type="date">
            <text:p>01/08/15</text:p>
          </table:table-cell>
          <table:table-cell table:style-name="ce3" table:formula="of:=[$Sheet2.$A$1]/[.C57]+([.D57]/[.C57])" office:value-type="float" office:value="192.012288786482" calcext:value-type="float">
            <text:p>192</text:p>
          </table:table-cell>
          <table:table-cell office:value-type="float" office:value="6.51" calcext:value-type="float">
            <text:p>6,51</text:p>
          </table:table-cell>
          <table:table-cell table:style-name="ce5" table:formula="of:=[.G57]*[.E5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308" calcext:value-type="float">
            <text:p>530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09-01" calcext:value-type="date">
            <text:p>01/09/15</text:p>
          </table:table-cell>
          <table:table-cell table:style-name="ce3" table:formula="of:=[$Sheet2.$A$1]/[.C58]+([.D58]/[.C58])" office:value-type="float" office:value="189.393939393939" calcext:value-type="float">
            <text:p>189</text:p>
          </table:table-cell>
          <table:table-cell office:value-type="float" office:value="6.6" calcext:value-type="float">
            <text:p>6,6</text:p>
          </table:table-cell>
          <table:table-cell table:style-name="ce5" table:formula="of:=[.G58]*[.E5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339" calcext:value-type="float">
            <text:p>5339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10-01" calcext:value-type="date">
            <text:p>01/10/15</text:p>
          </table:table-cell>
          <table:table-cell table:style-name="ce3" table:formula="of:=[$Sheet2.$A$1]/[.C59]+([.D59]/[.C59])" office:value-type="float" office:value="152.998776009792" calcext:value-type="float">
            <text:p>153</text:p>
          </table:table-cell>
          <table:table-cell office:value-type="float" office:value="8.17" calcext:value-type="float">
            <text:p>8,17</text:p>
          </table:table-cell>
          <table:table-cell table:style-name="ce5" table:formula="of:=[.G59]*[.E59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5374" calcext:value-type="float">
            <text:p>537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11-01" calcext:value-type="date">
            <text:p>01/11/15</text:p>
          </table:table-cell>
          <table:table-cell table:style-name="ce3" table:formula="of:=[$Sheet2.$A$1]/[.C60]+([.D60]/[.C60])" office:value-type="float" office:value="125.881168177241" calcext:value-type="float">
            <text:p>126</text:p>
          </table:table-cell>
          <table:table-cell office:value-type="float" office:value="9.93" calcext:value-type="float">
            <text:p>9,93</text:p>
          </table:table-cell>
          <table:table-cell table:style-name="ce5" table:formula="of:=[.G60]*[.E6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412" calcext:value-type="float">
            <text:p>541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5-12-01" calcext:value-type="date">
            <text:p>01/12/15</text:p>
          </table:table-cell>
          <table:table-cell table:style-name="ce3" table:formula="of:=[$Sheet2.$A$1]/[.C61]+([.D61]/[.C61])" office:value-type="float" office:value="110.619469026549" calcext:value-type="float">
            <text:p>111</text:p>
          </table:table-cell>
          <table:table-cell office:value-type="float" office:value="11.3" calcext:value-type="float">
            <text:p>11,3</text:p>
          </table:table-cell>
          <table:table-cell table:style-name="ce5" table:formula="of:=[.G61]*[.E6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451" calcext:value-type="float">
            <text:p>545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1-01" calcext:value-type="date">
            <text:p>01/01/16</text:p>
          </table:table-cell>
          <table:table-cell table:style-name="ce3" table:formula="of:=[$Sheet2.$A$1]/[.C62]+([.D62]/[.C62])" office:value-type="float" office:value="116.387337057728" calcext:value-type="float">
            <text:p>116</text:p>
          </table:table-cell>
          <table:table-cell office:value-type="float" office:value="10.74" calcext:value-type="float">
            <text:p>10,74</text:p>
          </table:table-cell>
          <table:table-cell table:style-name="ce5" table:formula="of:=[.G62]*[.E6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494" calcext:value-type="float">
            <text:p>549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2-01" calcext:value-type="date">
            <text:p>01/02/16</text:p>
          </table:table-cell>
          <table:table-cell table:style-name="ce3" table:formula="of:=[$Sheet2.$A$1]/[.C63]+([.D63]/[.C63])" office:value-type="float" office:value="113.947128532361" calcext:value-type="float">
            <text:p>114</text:p>
          </table:table-cell>
          <table:table-cell office:value-type="float" office:value="10.97" calcext:value-type="float">
            <text:p>10,97</text:p>
          </table:table-cell>
          <table:table-cell table:style-name="ce5" table:formula="of:=[.G63]*[.E6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537" calcext:value-type="float">
            <text:p>5537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3-01" calcext:value-type="date">
            <text:p>01/03/16</text:p>
          </table:table-cell>
          <table:table-cell table:style-name="ce3" table:formula="of:=[$Sheet2.$A$1]/[.C64]+([.D64]/[.C64])" office:value-type="float" office:value="111.806797853309" calcext:value-type="float">
            <text:p>112</text:p>
          </table:table-cell>
          <table:table-cell office:value-type="float" office:value="11.18" calcext:value-type="float">
            <text:p>11,18</text:p>
          </table:table-cell>
          <table:table-cell table:style-name="ce5" table:formula="of:=[.G64]*[.E6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574" calcext:value-type="float">
            <text:p>557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4-01" calcext:value-type="date">
            <text:p>01/04/16</text:p>
          </table:table-cell>
          <table:table-cell table:style-name="ce3" table:formula="of:=[$Sheet2.$A$1]/[.C65]+([.D65]/[.C65])" office:value-type="float" office:value="582.921665490473" calcext:value-type="float">
            <text:p>583</text:p>
          </table:table-cell>
          <table:table-cell office:value-type="float" office:value="14.17" calcext:value-type="float">
            <text:p>14,17</text:p>
          </table:table-cell>
          <table:table-cell table:style-name="ce5" table:formula="of:=[.G65]*[.E65]" office:value-type="float" office:value="7010" calcext:value-type="float">
            <text:p>7.010</text:p>
          </table:table-cell>
          <table:table-cell office:value-type="float" office:value="1.25" calcext:value-type="float">
            <text:p>1,25</text:p>
          </table:table-cell>
          <table:table-cell/>
          <table:table-cell table:style-name="ce3" office:value-type="float" office:value="5608" calcext:value-type="float">
            <text:p>560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5-01" calcext:value-type="date">
            <text:p>01/05/16</text:p>
          </table:table-cell>
          <table:table-cell table:style-name="ce3" table:formula="of:=[$Sheet2.$A$1]/[.C66]+([.D66]/[.C66])" office:value-type="float" office:value="81.4863102998696" calcext:value-type="float">
            <text:p>81</text:p>
          </table:table-cell>
          <table:table-cell office:value-type="float" office:value="15.34" calcext:value-type="float">
            <text:p>15,34</text:p>
          </table:table-cell>
          <table:table-cell table:style-name="ce5" table:formula="of:=[.G66]*[.E66]" office:value-type="float" office:value="0" calcext:value-type="float">
            <text:p>0</text:p>
          </table:table-cell>
          <table:table-cell table:style-name="ce1"/>
          <table:table-cell/>
          <table:table-cell table:style-name="ce3" office:value-type="float" office:value="5648" calcext:value-type="float">
            <text:p>5648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6-01" calcext:value-type="date">
            <text:p>01/06/16</text:p>
          </table:table-cell>
          <table:table-cell table:style-name="ce3" table:formula="of:=[$Sheet2.$A$1]/[.C67]+([.D67]/[.C67])" office:value-type="float" office:value="93.984962406015" calcext:value-type="float">
            <text:p>94</text:p>
          </table:table-cell>
          <table:table-cell office:value-type="float" office:value="13.3" calcext:value-type="float">
            <text:p>13,3</text:p>
          </table:table-cell>
          <table:table-cell table:style-name="ce5" table:formula="of:=[.G67]*[.E67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691" calcext:value-type="float">
            <text:p>5691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7-01" calcext:value-type="date">
            <text:p>01/07/16</text:p>
          </table:table-cell>
          <table:table-cell table:style-name="ce3" table:formula="of:=[$Sheet2.$A$1]/[.C68]+([.D68]/[.C68])" office:value-type="float" office:value="106.928999144568" calcext:value-type="float">
            <text:p>107</text:p>
          </table:table-cell>
          <table:table-cell office:value-type="float" office:value="11.69" calcext:value-type="float">
            <text:p>11,69</text:p>
          </table:table-cell>
          <table:table-cell table:style-name="ce5" table:formula="of:=[.G68]*[.E68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745" calcext:value-type="float">
            <text:p>574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8-01" calcext:value-type="date">
            <text:p>01/08/16</text:p>
          </table:table-cell>
          <table:table-cell table:style-name="ce3" table:formula="of:=[$Sheet2.$A$1]/[.C69]+([.D69]/[.C69])" office:value-type="float" office:value="121.832358674464" calcext:value-type="float">
            <text:p>122</text:p>
          </table:table-cell>
          <table:table-cell office:value-type="float" office:value="10.26" calcext:value-type="float">
            <text:p>10,26</text:p>
          </table:table-cell>
          <table:table-cell table:style-name="ce5" table:formula="of:=[.G69]*[.E69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792" calcext:value-type="float">
            <text:p>5792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09-01" calcext:value-type="date">
            <text:p>01/09/16</text:p>
          </table:table-cell>
          <table:table-cell table:style-name="ce3" table:formula="of:=[$Sheet2.$A$1]/[.C70]+([.D70]/[.C70])" office:value-type="float" office:value="79.6685787125558" calcext:value-type="float">
            <text:p>80</text:p>
          </table:table-cell>
          <table:table-cell office:value-type="float" office:value="15.69" calcext:value-type="float">
            <text:p>15,69</text:p>
          </table:table-cell>
          <table:table-cell table:style-name="ce5" table:formula="of:=[.G70]*[.E7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835" calcext:value-type="float">
            <text:p>5835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10-01" calcext:value-type="date">
            <text:p>01/10/16</text:p>
          </table:table-cell>
          <table:table-cell table:style-name="ce3" table:formula="of:=[$Sheet2.$A$1]/[.C71]+([.D71]/[.C71])" office:value-type="float" office:value="73.7463126843658" calcext:value-type="float">
            <text:p>74</text:p>
          </table:table-cell>
          <table:table-cell office:value-type="float" office:value="16.95" calcext:value-type="float">
            <text:p>16,95</text:p>
          </table:table-cell>
          <table:table-cell table:style-name="ce5" table:formula="of:=[.G71]*[.E7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876" calcext:value-type="float">
            <text:p>5876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11-01" calcext:value-type="date">
            <text:p>01/11/16</text:p>
          </table:table-cell>
          <table:table-cell table:style-name="ce3" table:formula="of:=[$Sheet2.$A$1]/[.C72]+([.D72]/[.C72])" office:value-type="float" office:value="66.6311300639659" calcext:value-type="float">
            <text:p>67</text:p>
          </table:table-cell>
          <table:table-cell office:value-type="float" office:value="18.76" calcext:value-type="float">
            <text:p>18,76</text:p>
          </table:table-cell>
          <table:table-cell table:style-name="ce5" table:formula="of:=[.G72]*[.E72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913" calcext:value-type="float">
            <text:p>5913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12-01" calcext:value-type="date">
            <text:p>01/12/16</text:p>
          </table:table-cell>
          <table:table-cell table:style-name="ce3" table:formula="of:=[$Sheet2.$A$1]/[.C73]+([.D73]/[.C73])" office:value-type="float" office:value="65.1041666666667" calcext:value-type="float">
            <text:p>65</text:p>
          </table:table-cell>
          <table:table-cell office:value-type="float" office:value="19.2" calcext:value-type="float">
            <text:p>19,2</text:p>
          </table:table-cell>
          <table:table-cell table:style-name="ce5" table:formula="of:=[.G73]*[.E73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954" calcext:value-type="float">
            <text:p>5954</text:p>
          </table:table-cell>
          <table:table-cell table:style-name="ce3"/>
          <table:table-cell table:number-columns-repeated="16376"/>
        </table:table-row>
        <table:table-row table:style-name="ro2">
          <table:table-cell table:style-name="ce2" office:value-type="date" office:date-value="2016-12-01" calcext:value-type="date">
            <text:p>01/12/16</text:p>
          </table:table-cell>
          <table:table-cell table:style-name="ce3" table:formula="of:=[$Sheet2.$A$1]/[.C74]+([.D74]/[.C74])" office:value-type="float" office:value="65.1041666666667" calcext:value-type="float">
            <text:p>65</text:p>
          </table:table-cell>
          <table:table-cell office:value-type="float" office:value="19.2" calcext:value-type="float">
            <text:p>19,2</text:p>
          </table:table-cell>
          <table:table-cell table:style-name="ce5" table:formula="of:=[.G74]*[.E74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6000" calcext:value-type="float">
            <text:p>600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calcext:value-type="string">
            <text:p>Total:</text:p>
          </table:table-cell>
          <table:table-cell table:style-name="ce5" table:formula="of:=SUM([.B2:.B74])" office:value-type="float" office:value="12566.7272415063" calcext:value-type="float">
            <text:p>12.567</text:p>
          </table:table-cell>
          <table:table-cell table:style-name="ce6" table:formula="of:=[.B75]*[.C74]" office:value-type="float" office:value="241281.16303692" calcext:value-type="float">
            <text:p>241.281,16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IRR:</text:p>
          </table:table-cell>
          <table:table-cell office:value-type="float" office:value="1.024" calcext:value-type="float">
            <text:p>1,024</text:p>
          </table:table-cell>
          <table:table-cell office:value-type="string" calcext:value-type="string">
            <text:p>→ 2,40%</text:p>
          </table:table-cell>
          <table:table-cell table:number-columns-repeated="16380"/>
        </table:table-row>
        <table:table-row table:style-name="ro2">
          <table:table-cell/>
          <table:table-cell table:style-name="ce16" office:value-type="string" calcext:value-type="string">
            <text:p>VPL considerando inflação a 6% aa</text:p>
          </table:table-cell>
          <table:table-cell/>
          <table:table-cell office:value-type="string" calcext:value-type="string">
            <text:p>→ 93.502,73</text:p>
          </table:table-cell>
          <table:table-cell table:number-columns-repeated="16380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4.2$Linux_X86_64 LibreOffice_project/40$Build-2</meta:generator>
    <dc:date>2023-01-27T00:00:37.849745114</dc:date>
    <meta:editing-duration>PT2H4M56S</meta:editing-duration>
    <meta:editing-cycles>4</meta:editing-cycles>
    <meta:document-statistic meta:table-count="2" meta:cell-count="388" meta:object-count="0"/>
  </office:meta>
</office:document-meta>
</file>